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666666"/>
    </style:style>
    <style:style style:name="ce9" style:family="table-cell" style:parent-style-name="Default">
      <style:table-cell-properties fo:background-color="#00dcff"/>
    </style:style>
    <style:style style:name="ce10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E3"/>
      <style:map style:condition="cell-content()=1" style:apply-style-name="Untitled2" style:base-cell-address="Hoja2.E3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6"/>
      <style:map style:condition="cell-content()=1" style:apply-style-name="Untitled2" style:base-cell-address="Hoja2.E6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22"/>
      <style:map style:condition="cell-content()=1" style:apply-style-name="Untitled2" style:base-cell-address="Hoja2.E2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23"/>
      <style:map style:condition="cell-content()=1" style:apply-style-name="Untitled2" style:base-cell-address="Hoja2.E23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39"/>
      <style:map style:condition="cell-content()=1" style:apply-style-name="Untitled2" style:base-cell-address="Hoja2.E39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42"/>
      <style:map style:condition="cell-content()=1" style:apply-style-name="Untitled2" style:base-cell-address="Hoja2.E4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44"/>
      <style:map style:condition="cell-content()=1" style:apply-style-name="Untitled2" style:base-cell-address="Hoja2.E44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47"/>
      <style:map style:condition="cell-content()=1" style:apply-style-name="Untitled2" style:base-cell-address="Hoja2.E47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63"/>
      <style:map style:condition="cell-content()=1" style:apply-style-name="Untitled2" style:base-cell-address="Hoja2.E63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64"/>
      <style:map style:condition="cell-content()=1" style:apply-style-name="Untitled2" style:base-cell-address="Hoja2.E64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80"/>
      <style:map style:condition="cell-content()=1" style:apply-style-name="Untitled2" style:base-cell-address="Hoja2.E80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83"/>
      <style:map style:condition="cell-content()=1" style:apply-style-name="Untitled2" style:base-cell-address="Hoja2.E83"/>
    </style:style>
    <style:style style:name="ce23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map style:condition="cell-content()=0" style:apply-style-name="Untitled3" style:base-cell-address="Hoja2.E3"/>
      <style:map style:condition="cell-content()=1" style:apply-style-name="Untitled2" style:base-cell-address="Hoja2.E3"/>
    </style:style>
    <style:style style:name="ce26" style:family="table-cell" style:parent-style-name="Default">
      <style:map style:condition="cell-content()=0" style:apply-style-name="Untitled3" style:base-cell-address="Hoja2.E44"/>
      <style:map style:condition="cell-content()=1" style:apply-style-name="Untitled2" style:base-cell-address="Hoja2.E44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_id:id</text:p>
          </table:table-cell>
          <table:table-cell table:style-name="ce5" office:value-type="string" calcext:value-type="string">
            <text:p>group_id:id</text:p>
          </table:table-cell>
          <table:table-cell table:style-name="ce10" office:value-type="string" calcext:value-type="string">
            <text:p>perm_read</text:p>
          </table:table-cell>
          <table:table-cell table:style-name="ce10" office:value-type="string" calcext:value-type="string">
            <text:p>perm_write</text:p>
          </table:table-cell>
          <table:table-cell table:style-name="ce10" office:value-type="string" calcext:value-type="string">
            <text:p>perm_create</text:p>
          </table:table-cell>
          <table:table-cell table:style-name="ce10" office:value-type="string" calcext:value-type="string">
            <text:p>perm_unlink</text:p>
          </table:table-cell>
          <table:table-cell table:style-name="ce23"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7" table:formula="of:=CONCATENATE( &quot;access_&quot;;  SUBSTITUTE([.B3];&quot;.&quot;;&quot;_&quot;); &quot;_&quot; ;RIGHT([.D3];LEN([.D3])-FIND(&quot;_&quot;;[.D3]))          )" office:value-type="string" office:string-value="access_base_res_country_kemas_recordings_librarian" calcext:value-type="string">
            <text:p>access_base_res_country_kemas_recordings_librarian</text:p>
          </table:table-cell>
          <table:table-cell table:style-name="ce9" office:value-type="string" calcext:value-type="string">
            <text:p>base.res.country</text:p>
          </table:table-cell>
          <table:table-cell table:style-name="ce7" table:formula="of:=CONCATENATE(LEFT([.B3];FIND(&quot;.&quot;;[.B3])); &quot;model_&quot;;  SUBSTITUTE(RIGHT([.B3];LEN([.B3])-FIND(&quot;.&quot;;[.B3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];&quot;.&quot;;&quot;_&quot;); &quot;_&quot; ;RIGHT([.D4];LEN([.D4])-FIND(&quot;_&quot;;[.D4]))          )" office:value-type="string" office:string-value="access_base_res_country_state_kemas_recordings_librarian" calcext:value-type="string">
            <text:p>access_base_res_country_state_kemas_recordings_librarian</text:p>
          </table:table-cell>
          <table:table-cell table:style-name="ce9" office:value-type="string" calcext:value-type="string">
            <text:p>base.res.country.state</text:p>
          </table:table-cell>
          <table:table-cell table:style-name="ce7" table:formula="of:=CONCATENATE(LEFT([.B4];FIND(&quot;.&quot;;[.B4])); &quot;model_&quot;;  SUBSTITUTE(RIGHT([.B4];LEN([.B4])-FIND(&quot;.&quot;;[.B4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5];&quot;.&quot;;&quot;_&quot;); &quot;_&quot; ;RIGHT([.D5];LEN([.D5])-FIND(&quot;_&quot;;[.D5]))          )" office:value-type="string" office:string-value="access_base_res_partner_kemas_recordings_librarian" calcext:value-type="string">
            <text:p>access_base_res_partner_kemas_recordings_librarian</text:p>
          </table:table-cell>
          <table:table-cell table:style-name="ce9" office:value-type="string" calcext:value-type="string">
            <text:p>base.res.partner</text:p>
          </table:table-cell>
          <table:table-cell table:style-name="ce7" table:formula="of:=CONCATENATE(LEFT([.B5];FIND(&quot;.&quot;;[.B5])); &quot;model_&quot;;  SUBSTITUTE(RIGHT([.B5];LEN([.B5])-FIND(&quot;.&quot;;[.B5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6];&quot;.&quot;;&quot;_&quot;); &quot;_&quot; ;RIGHT([.D6];LEN([.D6])-FIND(&quot;_&quot;;[.D6]))          )" office:value-type="string" office:string-value="access_base_res_company_kemas_recordings_librarian" calcext:value-type="string">
            <text:p>access_base_res_company_kemas_recordings_librarian</text:p>
          </table:table-cell>
          <table:table-cell table:style-name="ce9" office:value-type="string" calcext:value-type="string">
            <text:p>base.res.company</text:p>
          </table:table-cell>
          <table:table-cell table:style-name="ce7" table:formula="of:=CONCATENATE(LEFT([.B6];FIND(&quot;.&quot;;[.B6])); &quot;model_&quot;;  SUBSTITUTE(RIGHT([.B6];LEN([.B6])-FIND(&quot;.&quot;;[.B6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7];&quot;.&quot;;&quot;_&quot;); &quot;_&quot; ;RIGHT([.D7];LEN([.D7])-FIND(&quot;_&quot;;[.D7]))          )" office:value-type="string" office:string-value="access_base_res_users_kemas_recordings_librarian" calcext:value-type="string">
            <text:p>access_base_res_users_kemas_recordings_librarian</text:p>
          </table:table-cell>
          <table:table-cell table:style-name="ce9" office:value-type="string" calcext:value-type="string">
            <text:p>base.res.users</text:p>
          </table:table-cell>
          <table:table-cell table:style-name="ce7" table:formula="of:=CONCATENATE(LEFT([.B7];FIND(&quot;.&quot;;[.B7])); &quot;model_&quot;;  SUBSTITUTE(RIGHT([.B7];LEN([.B7])-FIND(&quot;.&quot;;[.B7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8];&quot;.&quot;;&quot;_&quot;); &quot;_&quot; ;RIGHT([.D8];LEN([.D8])-FIND(&quot;_&quot;;[.D8]))          )" office:value-type="string" office:string-value="access_base_ir_sequence_kemas_recordings_librarian" calcext:value-type="string">
            <text:p>access_base_ir_sequence_kemas_recordings_librarian</text:p>
          </table:table-cell>
          <table:table-cell table:style-name="ce9" office:value-type="string" calcext:value-type="string">
            <text:p>base.ir.sequence</text:p>
          </table:table-cell>
          <table:table-cell table:style-name="ce7" table:formula="of:=CONCATENATE(LEFT([.B8];FIND(&quot;.&quot;;[.B8])); &quot;model_&quot;;  SUBSTITUTE(RIGHT([.B8];LEN([.B8])-FIND(&quot;.&quot;;[.B8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9];&quot;.&quot;;&quot;_&quot;); &quot;_&quot; ;RIGHT([.D9];LEN([.D9])-FIND(&quot;_&quot;;[.D9]))          )" office:value-type="string" office:string-value="access_base_ir_sequence_type_kemas_recordings_librarian" calcext:value-type="string">
            <text:p>access_base_ir_sequence_type_kemas_recordings_librarian</text:p>
          </table:table-cell>
          <table:table-cell table:style-name="ce9" office:value-type="string" calcext:value-type="string">
            <text:p>base.ir.sequence.type</text:p>
          </table:table-cell>
          <table:table-cell table:style-name="ce7" table:formula="of:=CONCATENATE(LEFT([.B9];FIND(&quot;.&quot;;[.B9])); &quot;model_&quot;;  SUBSTITUTE(RIGHT([.B9];LEN([.B9])-FIND(&quot;.&quot;;[.B9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9"/>
          <table:table-cell table:style-name="ce7"/>
          <table:table-cell table:style-name="ce9"/>
          <table:table-cell table:style-name="ce11" table:number-columns-repeated="4"/>
          <table:table-cell table:style-name="ce24" table:number-columns-repeated="1016"/>
        </table:table-row>
        <table:table-row table:style-name="ro4">
          <table:table-cell table:style-name="ce3" table:formula="of:=CONCATENATE( &quot;access_&quot;;  SUBSTITUTE([.B11];&quot;.&quot;;&quot;_&quot;); &quot;_&quot; ;RIGHT([.D11];LEN([.D11])-FIND(&quot;_&quot;;[.D11]))          )" office:value-type="string" office:string-value="access_kemas_func_kemas_recordings_librarian" calcext:value-type="string">
            <text:p>access_kemas_func_kemas_recordings_librarian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11];FIND(&quot;.&quot;;[.B11])); &quot;model_&quot;;  SUBSTITUTE([.B11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];&quot;.&quot;;&quot;_&quot;); &quot;_&quot; ;RIGHT([.D12];LEN([.D12])-FIND(&quot;_&quot;;[.D12]))          )" office:value-type="string" office:string-value="access_kemas_config_kemas_recordings_librarian" calcext:value-type="string">
            <text:p>access_kemas_config_kemas_recordings_librarian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12];FIND(&quot;.&quot;;[.B12])); &quot;model_&quot;;  SUBSTITUTE([.B12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];&quot;.&quot;;&quot;_&quot;); &quot;_&quot; ;RIGHT([.D13];LEN([.D13])-FIND(&quot;_&quot;;[.D13]))          )" office:value-type="string" office:string-value="access_kemas_activity_kemas_recordings_librarian" calcext:value-type="string">
            <text:p>access_kemas_activity_kemas_recordings_librarian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13];FIND(&quot;.&quot;;[.B13])); &quot;model_&quot;;  SUBSTITUTE([.B13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];&quot;.&quot;;&quot;_&quot;); &quot;_&quot; ;RIGHT([.D14];LEN([.D14])-FIND(&quot;_&quot;;[.D14]))          )" office:value-type="string" office:string-value="access_kemas_area_kemas_recordings_librarian" calcext:value-type="string">
            <text:p>access_kemas_area_kemas_recordings_librarian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14];FIND(&quot;.&quot;;[.B14])); &quot;model_&quot;;  SUBSTITUTE([.B14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];&quot;.&quot;;&quot;_&quot;); &quot;_&quot; ;RIGHT([.D15];LEN([.D15])-FIND(&quot;_&quot;;[.D15]))          )" office:value-type="string" office:string-value="access_kemas_level_kemas_recordings_librarian" calcext:value-type="string">
            <text:p>access_kemas_level_kemas_recordings_librarian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15];FIND(&quot;.&quot;;[.B15])); &quot;model_&quot;;  SUBSTITUTE([.B15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6];&quot;.&quot;;&quot;_&quot;); &quot;_&quot; ;RIGHT([.D16];LEN([.D16])-FIND(&quot;_&quot;;[.D16]))          )" office:value-type="string" office:string-value="access_kemas_collaborator_kemas_recordings_librarian" calcext:value-type="string">
            <text:p>access_kemas_collaborator_kemas_recordings_librarian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6];FIND(&quot;.&quot;;[.B16])); &quot;model_&quot;;  SUBSTITUTE([.B16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7];&quot;.&quot;;&quot;_&quot;); &quot;_&quot; ;RIGHT([.D17];LEN([.D17])-FIND(&quot;_&quot;;[.D17]))          )" office:value-type="string" office:string-value="access_kemas_school4d_stage_kemas_recordings_librarian" calcext:value-type="string">
            <text:p>access_kemas_school4d_stage_kemas_recordings_librarian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17];FIND(&quot;.&quot;;[.B17])); &quot;model_&quot;;  SUBSTITUTE([.B17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8];&quot;.&quot;;&quot;_&quot;); &quot;_&quot; ;RIGHT([.D18];LEN([.D18])-FIND(&quot;_&quot;;[.D18]))          )" office:value-type="string" office:string-value="access_kemas_school4d_line_kemas_recordings_librarian" calcext:value-type="string">
            <text:p>access_kemas_school4d_line_kemas_recordings_librarian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18];FIND(&quot;.&quot;;[.B18])); &quot;model_&quot;;  SUBSTITUTE([.B18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table:formula="of:=CONCATENATE( &quot;access_&quot;;  SUBSTITUTE([.B19];&quot;.&quot;;&quot;_&quot;); &quot;_&quot; ;RIGHT([.D19];LEN([.D19])-FIND(&quot;_&quot;;[.D19]))          )" office:value-type="string" office:string-value="access_kemas_school4d_detail_kemas_recordings_librarian" calcext:value-type="string">
            <text:p>access_kemas_school4d_detail_kemas_recordings_librarian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19];FIND(&quot;.&quot;;[.B19])); &quot;model_&quot;;  SUBSTITUTE([.B19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table:formula="of:=CONCATENATE( &quot;access_&quot;;  SUBSTITUTE([.B20];&quot;.&quot;;&quot;_&quot;); &quot;_&quot; ;RIGHT([.D20];LEN([.D20])-FIND(&quot;_&quot;;[.D20]))          )" office:value-type="string" office:string-value="access_kemas_history_points_kemas_recordings_librarian" calcext:value-type="string">
            <text:p>access_kemas_history_points_kemas_recordings_librarian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20];FIND(&quot;.&quot;;[.B20])); &quot;model_&quot;;  SUBSTITUTE([.B20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1];&quot;.&quot;;&quot;_&quot;); &quot;_&quot; ;RIGHT([.D21];LEN([.D21])-FIND(&quot;_&quot;;[.D21]))          )" office:value-type="string" office:string-value="access_kemas_place_kemas_recordings_librarian" calcext:value-type="string">
            <text:p>access_kemas_place_kemas_recordings_librarian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21];FIND(&quot;.&quot;;[.B21])); &quot;model_&quot;;  SUBSTITUTE([.B21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2];&quot;.&quot;;&quot;_&quot;); &quot;_&quot; ;RIGHT([.D22];LEN([.D22])-FIND(&quot;_&quot;;[.D22]))          )" office:value-type="string" office:string-value="access_kemas_recording_kemas_recordings_librarian" calcext:value-type="string">
            <text:p>access_kemas_recording_kemas_recordings_librarian</text:p>
          </table:table-cell>
          <table:table-cell office:value-type="string" calcext:value-type="string">
            <text:p>kemas.recording</text:p>
          </table:table-cell>
          <table:table-cell table:style-name="ce3" table:formula="of:=CONCATENATE(&quot;kemas_recordings.model_&quot;;  SUBSTITUTE([.B22];&quot;.&quot;;&quot;_&quot;)          )" office:value-type="string" office:string-value="kemas_recordings.model_kemas_recording" calcext:value-type="string">
            <text:p>kemas_recordings.model_kemas_recording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3];&quot;.&quot;;&quot;_&quot;); &quot;_&quot; ;RIGHT([.D23];LEN([.D23])-FIND(&quot;_&quot;;[.D23]))          )" office:value-type="string" office:string-value="access_kemas_recording_tag_kemas_recordings_librarian" calcext:value-type="string">
            <text:p>access_kemas_recording_tag_kemas_recordings_librarian</text:p>
          </table:table-cell>
          <table:table-cell office:value-type="string" calcext:value-type="string">
            <text:p>kemas.recording.tag</text:p>
          </table:table-cell>
          <table:table-cell table:style-name="ce3" table:formula="of:=CONCATENATE(&quot;kemas_recordings.model_&quot;;  SUBSTITUTE([.B23];&quot;.&quot;;&quot;_&quot;)          )" office:value-type="string" office:string-value="kemas_recordings.model_kemas_recording_tag" calcext:value-type="string">
            <text:p>kemas_recordings.model_kemas_recording_tag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4];&quot;.&quot;;&quot;_&quot;); &quot;_&quot; ;RIGHT([.D24];LEN([.D24])-FIND(&quot;_&quot;;[.D24]))          )" office:value-type="string" office:string-value="access_kemas_recording_type_kemas_recordings_librarian" calcext:value-type="string">
            <text:p>access_kemas_recording_type_kemas_recordings_librarian</text:p>
          </table:table-cell>
          <table:table-cell office:value-type="string" calcext:value-type="string">
            <text:p>kemas.recording.type</text:p>
          </table:table-cell>
          <table:table-cell table:style-name="ce3" table:formula="of:=CONCATENATE(&quot;kemas_recordings.model_&quot;;  SUBSTITUTE([.B24];&quot;.&quot;;&quot;_&quot;)          )" office:value-type="string" office:string-value="kemas_recordings.model_kemas_recording_type" calcext:value-type="string">
            <text:p>kemas_recordings.model_kemas_recording_typ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5];&quot;.&quot;;&quot;_&quot;); &quot;_&quot; ;RIGHT([.D25];LEN([.D25])-FIND(&quot;_&quot;;[.D25]))          )" office:value-type="string" office:string-value="access_kemas_recording_series_kemas_recordings_librarian" calcext:value-type="string">
            <text:p>access_kemas_recording_series_kemas_recordings_librarian</text:p>
          </table:table-cell>
          <table:table-cell office:value-type="string" calcext:value-type="string">
            <text:p>kemas.recording.series</text:p>
          </table:table-cell>
          <table:table-cell table:style-name="ce3" table:formula="of:=CONCATENATE(&quot;kemas_recordings.model_&quot;;  SUBSTITUTE([.B25];&quot;.&quot;;&quot;_&quot;)          )" office:value-type="string" office:string-value="kemas_recordings.model_kemas_recording_series" calcext:value-type="string">
            <text:p>kemas_recordings.model_kemas_recording_series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6];&quot;.&quot;;&quot;_&quot;); &quot;_&quot; ;RIGHT([.D26];LEN([.D26])-FIND(&quot;_&quot;;[.D26]))          )" office:value-type="string" office:string-value="access_kemas_repository_category_kemas_recordings_librarian" calcext:value-type="string">
            <text:p>access_kemas_repository_category_kemas_recordings_librarian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26];FIND(&quot;.&quot;;[.B26])); &quot;model_&quot;;  SUBSTITUTE([.B26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7];&quot;.&quot;;&quot;_&quot;); &quot;_&quot; ;RIGHT([.D27];LEN([.D27])-FIND(&quot;_&quot;;[.D27]))          )" office:value-type="string" office:string-value="access_kemas_repository_kemas_recordings_librarian" calcext:value-type="string">
            <text:p>access_kemas_repository_kemas_recordings_librarian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27];FIND(&quot;.&quot;;[.B27])); &quot;model_&quot;;  SUBSTITUTE([.B27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8];&quot;.&quot;;&quot;_&quot;); &quot;_&quot; ;RIGHT([.D28];LEN([.D28])-FIND(&quot;_&quot;;[.D28]))          )" office:value-type="string" office:string-value="access_kemas_service_kemas_recordings_librarian" calcext:value-type="string">
            <text:p>access_kemas_service_kemas_recordings_librarian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28];FIND(&quot;.&quot;;[.B28])); &quot;model_&quot;;  SUBSTITUTE([.B28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9];&quot;.&quot;;&quot;_&quot;); &quot;_&quot; ;RIGHT([.D29];LEN([.D29])-FIND(&quot;_&quot;;[.D29]))          )" office:value-type="string" office:string-value="access_kemas_event_replacement_kemas_recordings_librarian" calcext:value-type="string">
            <text:p>access_kemas_event_replacement_kemas_recordings_librarian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29];FIND(&quot;.&quot;;[.B29])); &quot;model_&quot;;  SUBSTITUTE([.B29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0];&quot;.&quot;;&quot;_&quot;); &quot;_&quot; ;RIGHT([.D30];LEN([.D30])-FIND(&quot;_&quot;;[.D30]))          )" office:value-type="string" office:string-value="access_kemas_event_collaborator_line_kemas_recordings_librarian" calcext:value-type="string">
            <text:p>access_kemas_event_collaborator_line_kemas_recordings_librarian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30];FIND(&quot;.&quot;;[.B30])); &quot;model_&quot;;  SUBSTITUTE([.B30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1];&quot;.&quot;;&quot;_&quot;); &quot;_&quot; ;RIGHT([.D31];LEN([.D31])-FIND(&quot;_&quot;;[.D31]))          )" office:value-type="string" office:string-value="access_kemas_event_kemas_recordings_librarian" calcext:value-type="string">
            <text:p>access_kemas_event_kemas_recordings_librarian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31];FIND(&quot;.&quot;;[.B31])); &quot;model_&quot;;  SUBSTITUTE([.B31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2];&quot;.&quot;;&quot;_&quot;); &quot;_&quot; ;RIGHT([.D32];LEN([.D32])-FIND(&quot;_&quot;;[.D32]))          )" office:value-type="string" office:string-value="access_kemas_event_stage_kemas_recordings_librarian" calcext:value-type="string">
            <text:p>access_kemas_event_stage_kemas_recordings_librarian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32];FIND(&quot;.&quot;;[.B32])); &quot;model_&quot;;  SUBSTITUTE([.B32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3];&quot;.&quot;;&quot;_&quot;); &quot;_&quot; ;RIGHT([.D33];LEN([.D33])-FIND(&quot;_&quot;;[.D33]))          )" office:value-type="string" office:string-value="access_kemas_massive_email_kemas_recordings_librarian" calcext:value-type="string">
            <text:p>access_kemas_massive_email_kemas_recordings_librarian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33];FIND(&quot;.&quot;;[.B33])); &quot;model_&quot;;  SUBSTITUTE([.B33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4];&quot;.&quot;;&quot;_&quot;); &quot;_&quot; ;RIGHT([.D34];LEN([.D34])-FIND(&quot;_&quot;;[.D34]))          )" office:value-type="string" office:string-value="access_kemas_massive_email_line_kemas_recordings_librarian" calcext:value-type="string">
            <text:p>access_kemas_massive_email_line_kemas_recordings_librarian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34];FIND(&quot;.&quot;;[.B34])); &quot;model_&quot;;  SUBSTITUTE([.B34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5];&quot;.&quot;;&quot;_&quot;); &quot;_&quot; ;RIGHT([.D35];LEN([.D35])-FIND(&quot;_&quot;;[.D35]))          )" office:value-type="string" office:string-value="access_kemas_collaborator_progress_level_kemas_recordings_librarian" calcext:value-type="string">
            <text:p>access_kemas_collaborator_progress_level_kemas_recordings_librarian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35];FIND(&quot;.&quot;;[.B35])); &quot;model_&quot;;  SUBSTITUTE([.B35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6];&quot;.&quot;;&quot;_&quot;); &quot;_&quot; ;RIGHT([.D36];LEN([.D36])-FIND(&quot;_&quot;;[.D36]))          )" office:value-type="string" office:string-value="access_kemas_attendance_kemas_recordings_librarian" calcext:value-type="string">
            <text:p>access_kemas_attendance_kemas_recordings_librarian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36];FIND(&quot;.&quot;;[.B36])); &quot;model_&quot;;  SUBSTITUTE([.B36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7];&quot;.&quot;;&quot;_&quot;); &quot;_&quot; ;RIGHT([.D37];LEN([.D37])-FIND(&quot;_&quot;;[.D37]))          )" office:value-type="string" office:string-value="access_kemas_web_site_kemas_recordings_librarian" calcext:value-type="string">
            <text:p>access_kemas_web_site_kemas_recordings_librarian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37];FIND(&quot;.&quot;;[.B37])); &quot;model_&quot;;  SUBSTITUTE([.B37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8];&quot;.&quot;;&quot;_&quot;); &quot;_&quot; ;RIGHT([.D38];LEN([.D38])-FIND(&quot;_&quot;;[.D38]))          )" office:value-type="string" office:string-value="access_kemas_collaborator_web_site_kemas_recordings_librarian" calcext:value-type="string">
            <text:p>access_kemas_collaborator_web_site_kemas_recordings_librarian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38];FIND(&quot;.&quot;;[.B38])); &quot;model_&quot;;  SUBSTITUTE([.B38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9];&quot;.&quot;;&quot;_&quot;); &quot;_&quot; ;RIGHT([.D39];LEN([.D39])-FIND(&quot;_&quot;;[.D39]))          )" office:value-type="string" office:string-value="access_kemas_collaborator_logbook_kemas_recordings_librarian" calcext:value-type="string">
            <text:p>access_kemas_collaborator_logbook_kemas_recordings_librarian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39];FIND(&quot;.&quot;;[.B39])); &quot;model_&quot;;  SUBSTITUTE([.B39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0];&quot;.&quot;;&quot;_&quot;); &quot;_&quot; ;RIGHT([.D40];LEN([.D40])-FIND(&quot;_&quot;;[.D40]))          )" office:value-type="string" office:string-value="access_kemas_suspension_kemas_recordings_librarian" calcext:value-type="string">
            <text:p>access_kemas_suspension_kemas_recordings_librarian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40];FIND(&quot;.&quot;;[.B40])); &quot;model_&quot;;  SUBSTITUTE([.B40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1];&quot;.&quot;;&quot;_&quot;); &quot;_&quot; ;RIGHT([.D41];LEN([.D41])-FIND(&quot;_&quot;;[.D41]))          )" office:value-type="string" office:string-value="access_kemas_team_kemas_recordings_librarian" calcext:value-type="string">
            <text:p>access_kemas_team_kemas_recordings_librarian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41];FIND(&quot;.&quot;;[.B41])); &quot;model_&quot;;  SUBSTITUTE([.B41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42];&quot;.&quot;;&quot;_&quot;); &quot;_&quot; ;RIGHT([.D42];LEN([.D42])-FIND(&quot;_&quot;;[.D42]))          )" office:value-type="string" office:string-value="access_kemas_collaborator_logbook_login_kemas_recordings_librarian" calcext:value-type="string">
            <text:p>access_kemas_collaborator_logbook_login_kemas_recordings_librarian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42];FIND(&quot;.&quot;;[.B42])); &quot;model_&quot;;  SUBSTITUTE([.B42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cordings_librari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7" table:formula="of:=CONCATENATE( &quot;access_&quot;;  SUBSTITUTE([.B44];&quot;.&quot;;&quot;_&quot;); &quot;_&quot; ;RIGHT([.D44];LEN([.D44])-FIND(&quot;_&quot;;[.D44]))          )" office:value-type="string" office:string-value="access_base_res_country_kemas_recordings_librarian_consultant" calcext:value-type="string">
            <text:p>access_base_res_country_kemas_recordings_librarian_consultant</text:p>
          </table:table-cell>
          <table:table-cell table:style-name="ce9" office:value-type="string" calcext:value-type="string">
            <text:p>base.res.country</text:p>
          </table:table-cell>
          <table:table-cell table:style-name="ce7" table:formula="of:=CONCATENATE(LEFT([.B44];FIND(&quot;.&quot;;[.B44])); &quot;model_&quot;;  SUBSTITUTE(RIGHT([.B44];LEN([.B44])-FIND(&quot;.&quot;;[.B44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5];&quot;.&quot;;&quot;_&quot;); &quot;_&quot; ;RIGHT([.D45];LEN([.D45])-FIND(&quot;_&quot;;[.D45]))          )" office:value-type="string" office:string-value="access_base_res_country_state_kemas_recordings_librarian_consultant" calcext:value-type="string">
            <text:p>access_base_res_country_state_kemas_recordings_librarian_consultant</text:p>
          </table:table-cell>
          <table:table-cell table:style-name="ce9" office:value-type="string" calcext:value-type="string">
            <text:p>base.res.country.state</text:p>
          </table:table-cell>
          <table:table-cell table:style-name="ce7" table:formula="of:=CONCATENATE(LEFT([.B45];FIND(&quot;.&quot;;[.B45])); &quot;model_&quot;;  SUBSTITUTE(RIGHT([.B45];LEN([.B45])-FIND(&quot;.&quot;;[.B45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6];&quot;.&quot;;&quot;_&quot;); &quot;_&quot; ;RIGHT([.D46];LEN([.D46])-FIND(&quot;_&quot;;[.D46]))          )" office:value-type="string" office:string-value="access_base_res_partner_kemas_recordings_librarian_consultant" calcext:value-type="string">
            <text:p>access_base_res_partner_kemas_recordings_librarian_consultant</text:p>
          </table:table-cell>
          <table:table-cell table:style-name="ce9" office:value-type="string" calcext:value-type="string">
            <text:p>base.res.partner</text:p>
          </table:table-cell>
          <table:table-cell table:style-name="ce7" table:formula="of:=CONCATENATE(LEFT([.B46];FIND(&quot;.&quot;;[.B46])); &quot;model_&quot;;  SUBSTITUTE(RIGHT([.B46];LEN([.B46])-FIND(&quot;.&quot;;[.B46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7];&quot;.&quot;;&quot;_&quot;); &quot;_&quot; ;RIGHT([.D47];LEN([.D47])-FIND(&quot;_&quot;;[.D47]))          )" office:value-type="string" office:string-value="access_base_res_company_kemas_recordings_librarian_consultant" calcext:value-type="string">
            <text:p>access_base_res_company_kemas_recordings_librarian_consultant</text:p>
          </table:table-cell>
          <table:table-cell table:style-name="ce9" office:value-type="string" calcext:value-type="string">
            <text:p>base.res.company</text:p>
          </table:table-cell>
          <table:table-cell table:style-name="ce7" table:formula="of:=CONCATENATE(LEFT([.B47];FIND(&quot;.&quot;;[.B47])); &quot;model_&quot;;  SUBSTITUTE(RIGHT([.B47];LEN([.B47])-FIND(&quot;.&quot;;[.B47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8];&quot;.&quot;;&quot;_&quot;); &quot;_&quot; ;RIGHT([.D48];LEN([.D48])-FIND(&quot;_&quot;;[.D48]))          )" office:value-type="string" office:string-value="access_base_res_users_kemas_recordings_librarian_consultant" calcext:value-type="string">
            <text:p>access_base_res_users_kemas_recordings_librarian_consultant</text:p>
          </table:table-cell>
          <table:table-cell table:style-name="ce9" office:value-type="string" calcext:value-type="string">
            <text:p>base.res.users</text:p>
          </table:table-cell>
          <table:table-cell table:style-name="ce7" table:formula="of:=CONCATENATE(LEFT([.B48];FIND(&quot;.&quot;;[.B48])); &quot;model_&quot;;  SUBSTITUTE(RIGHT([.B48];LEN([.B48])-FIND(&quot;.&quot;;[.B48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9];&quot;.&quot;;&quot;_&quot;); &quot;_&quot; ;RIGHT([.D49];LEN([.D49])-FIND(&quot;_&quot;;[.D49]))          )" office:value-type="string" office:string-value="access_base_ir_sequence_kemas_recordings_librarian_consultant" calcext:value-type="string">
            <text:p>access_base_ir_sequence_kemas_recordings_librarian_consultant</text:p>
          </table:table-cell>
          <table:table-cell table:style-name="ce9" office:value-type="string" calcext:value-type="string">
            <text:p>base.ir.sequence</text:p>
          </table:table-cell>
          <table:table-cell table:style-name="ce7" table:formula="of:=CONCATENATE(LEFT([.B49];FIND(&quot;.&quot;;[.B49])); &quot;model_&quot;;  SUBSTITUTE(RIGHT([.B49];LEN([.B49])-FIND(&quot;.&quot;;[.B49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50];&quot;.&quot;;&quot;_&quot;); &quot;_&quot; ;RIGHT([.D50];LEN([.D50])-FIND(&quot;_&quot;;[.D50]))          )" office:value-type="string" office:string-value="access_base_ir_sequence_type_kemas_recordings_librarian_consultant" calcext:value-type="string">
            <text:p>access_base_ir_sequence_type_kemas_recordings_librarian_consultant</text:p>
          </table:table-cell>
          <table:table-cell table:style-name="ce9" office:value-type="string" calcext:value-type="string">
            <text:p>base.ir.sequence.type</text:p>
          </table:table-cell>
          <table:table-cell table:style-name="ce7" table:formula="of:=CONCATENATE(LEFT([.B50];FIND(&quot;.&quot;;[.B50])); &quot;model_&quot;;  SUBSTITUTE(RIGHT([.B50];LEN([.B50])-FIND(&quot;.&quot;;[.B50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9"/>
          <table:table-cell table:style-name="ce7"/>
          <table:table-cell table:style-name="ce9"/>
          <table:table-cell table:style-name="ce17" table:number-columns-repeated="4"/>
          <table:table-cell table:style-name="ce24" table:number-columns-repeated="1016"/>
        </table:table-row>
        <table:table-row table:style-name="ro4">
          <table:table-cell table:style-name="ce3" table:formula="of:=CONCATENATE( &quot;access_&quot;;  SUBSTITUTE([.B52];&quot;.&quot;;&quot;_&quot;); &quot;_&quot; ;RIGHT([.D52];LEN([.D52])-FIND(&quot;_&quot;;[.D52]))          )" office:value-type="string" office:string-value="access_kemas_func_kemas_recordings_librarian_consultant" calcext:value-type="string">
            <text:p>access_kemas_func_kemas_recordings_librarian_consultant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52];FIND(&quot;.&quot;;[.B52])); &quot;model_&quot;;  SUBSTITUTE([.B52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3];&quot;.&quot;;&quot;_&quot;); &quot;_&quot; ;RIGHT([.D53];LEN([.D53])-FIND(&quot;_&quot;;[.D53]))          )" office:value-type="string" office:string-value="access_kemas_config_kemas_recordings_librarian_consultant" calcext:value-type="string">
            <text:p>access_kemas_config_kemas_recordings_librarian_consultant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53];FIND(&quot;.&quot;;[.B53])); &quot;model_&quot;;  SUBSTITUTE([.B53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4];&quot;.&quot;;&quot;_&quot;); &quot;_&quot; ;RIGHT([.D54];LEN([.D54])-FIND(&quot;_&quot;;[.D54]))          )" office:value-type="string" office:string-value="access_kemas_activity_kemas_recordings_librarian_consultant" calcext:value-type="string">
            <text:p>access_kemas_activity_kemas_recordings_librarian_consultant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54];FIND(&quot;.&quot;;[.B54])); &quot;model_&quot;;  SUBSTITUTE([.B54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5];&quot;.&quot;;&quot;_&quot;); &quot;_&quot; ;RIGHT([.D55];LEN([.D55])-FIND(&quot;_&quot;;[.D55]))          )" office:value-type="string" office:string-value="access_kemas_area_kemas_recordings_librarian_consultant" calcext:value-type="string">
            <text:p>access_kemas_area_kemas_recordings_librarian_consultant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55];FIND(&quot;.&quot;;[.B55])); &quot;model_&quot;;  SUBSTITUTE([.B55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6];&quot;.&quot;;&quot;_&quot;); &quot;_&quot; ;RIGHT([.D56];LEN([.D56])-FIND(&quot;_&quot;;[.D56]))          )" office:value-type="string" office:string-value="access_kemas_level_kemas_recordings_librarian_consultant" calcext:value-type="string">
            <text:p>access_kemas_level_kemas_recordings_librarian_consultant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56];FIND(&quot;.&quot;;[.B56])); &quot;model_&quot;;  SUBSTITUTE([.B56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7];&quot;.&quot;;&quot;_&quot;); &quot;_&quot; ;RIGHT([.D57];LEN([.D57])-FIND(&quot;_&quot;;[.D57]))          )" office:value-type="string" office:string-value="access_kemas_collaborator_kemas_recordings_librarian_consultant" calcext:value-type="string">
            <text:p>access_kemas_collaborator_kemas_recordings_librarian_consultant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57];FIND(&quot;.&quot;;[.B57])); &quot;model_&quot;;  SUBSTITUTE([.B57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8];&quot;.&quot;;&quot;_&quot;); &quot;_&quot; ;RIGHT([.D58];LEN([.D58])-FIND(&quot;_&quot;;[.D58]))          )" office:value-type="string" office:string-value="access_kemas_school4d_stage_kemas_recordings_librarian_consultant" calcext:value-type="string">
            <text:p>access_kemas_school4d_stage_kemas_recordings_librarian_consultant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58];FIND(&quot;.&quot;;[.B58])); &quot;model_&quot;;  SUBSTITUTE([.B58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9];&quot;.&quot;;&quot;_&quot;); &quot;_&quot; ;RIGHT([.D59];LEN([.D59])-FIND(&quot;_&quot;;[.D59]))          )" office:value-type="string" office:string-value="access_kemas_school4d_line_kemas_recordings_librarian_consultant" calcext:value-type="string">
            <text:p>access_kemas_school4d_line_kemas_recordings_librarian_consultant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59];FIND(&quot;.&quot;;[.B59])); &quot;model_&quot;;  SUBSTITUTE([.B59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/>
          <table:table-cell table:style-name="ce26"/>
          <table:table-cell table:number-columns-repeated="1013"/>
        </table:table-row>
        <table:table-row table:style-name="ro4">
          <table:table-cell table:style-name="ce3" table:formula="of:=CONCATENATE( &quot;access_&quot;;  SUBSTITUTE([.B60];&quot;.&quot;;&quot;_&quot;); &quot;_&quot; ;RIGHT([.D60];LEN([.D60])-FIND(&quot;_&quot;;[.D60]))          )" office:value-type="string" office:string-value="access_kemas_school4d_detail_kemas_recordings_librarian_consultant" calcext:value-type="string">
            <text:p>access_kemas_school4d_detail_kemas_recordings_librarian_consultant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60];FIND(&quot;.&quot;;[.B60])); &quot;model_&quot;;  SUBSTITUTE([.B60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/>
          <table:table-cell table:style-name="ce26"/>
          <table:table-cell table:number-columns-repeated="1013"/>
        </table:table-row>
        <table:table-row table:style-name="ro4">
          <table:table-cell table:style-name="ce3" table:formula="of:=CONCATENATE( &quot;access_&quot;;  SUBSTITUTE([.B61];&quot;.&quot;;&quot;_&quot;); &quot;_&quot; ;RIGHT([.D61];LEN([.D61])-FIND(&quot;_&quot;;[.D61]))          )" office:value-type="string" office:string-value="access_kemas_history_points_kemas_recordings_librarian_consultant" calcext:value-type="string">
            <text:p>access_kemas_history_points_kemas_recordings_librarian_consultant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61];FIND(&quot;.&quot;;[.B61])); &quot;model_&quot;;  SUBSTITUTE([.B61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2];&quot;.&quot;;&quot;_&quot;); &quot;_&quot; ;RIGHT([.D62];LEN([.D62])-FIND(&quot;_&quot;;[.D62]))          )" office:value-type="string" office:string-value="access_kemas_place_kemas_recordings_librarian_consultant" calcext:value-type="string">
            <text:p>access_kemas_place_kemas_recordings_librarian_consultant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62];FIND(&quot;.&quot;;[.B62])); &quot;model_&quot;;  SUBSTITUTE([.B62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3];&quot;.&quot;;&quot;_&quot;); &quot;_&quot; ;RIGHT([.D63];LEN([.D63])-FIND(&quot;_&quot;;[.D63]))          )" office:value-type="string" office:string-value="access_kemas_recording_kemas_recordings_librarian_consultant" calcext:value-type="string">
            <text:p>access_kemas_recording_kemas_recordings_librarian_consultant</text:p>
          </table:table-cell>
          <table:table-cell office:value-type="string" calcext:value-type="string">
            <text:p>kemas.recording</text:p>
          </table:table-cell>
          <table:table-cell table:style-name="ce3" table:formula="of:=CONCATENATE(&quot;kemas_recordings.model_&quot;;  SUBSTITUTE([.B22];&quot;.&quot;;&quot;_&quot;)          )" office:value-type="string" office:string-value="kemas_recordings.model_kemas_recording" calcext:value-type="string">
            <text:p>kemas_recordings.model_kemas_recording</text:p>
          </table:table-cell>
          <table:table-cell office:value-type="string" calcext:value-type="string">
            <text:p>group_kemas_recordings_librarian_consultant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4];&quot;.&quot;;&quot;_&quot;); &quot;_&quot; ;RIGHT([.D64];LEN([.D64])-FIND(&quot;_&quot;;[.D64]))          )" office:value-type="string" office:string-value="access_kemas_recording_tag_kemas_recordings_librarian_consultant" calcext:value-type="string">
            <text:p>access_kemas_recording_tag_kemas_recordings_librarian_consultant</text:p>
          </table:table-cell>
          <table:table-cell office:value-type="string" calcext:value-type="string">
            <text:p>kemas.recording.tag</text:p>
          </table:table-cell>
          <table:table-cell table:style-name="ce3" table:formula="of:=CONCATENATE(&quot;kemas_recordings.model_&quot;;  SUBSTITUTE([.B23];&quot;.&quot;;&quot;_&quot;)          )" office:value-type="string" office:string-value="kemas_recordings.model_kemas_recording_tag" calcext:value-type="string">
            <text:p>kemas_recordings.model_kemas_recording_tag</text:p>
          </table:table-cell>
          <table:table-cell office:value-type="string" calcext:value-type="string">
            <text:p>group_kemas_recordings_librarian_consultant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5];&quot;.&quot;;&quot;_&quot;); &quot;_&quot; ;RIGHT([.D65];LEN([.D65])-FIND(&quot;_&quot;;[.D65]))          )" office:value-type="string" office:string-value="access_kemas_recording_type_kemas_recordings_librarian_consultant" calcext:value-type="string">
            <text:p>access_kemas_recording_type_kemas_recordings_librarian_consultant</text:p>
          </table:table-cell>
          <table:table-cell office:value-type="string" calcext:value-type="string">
            <text:p>kemas.recording.type</text:p>
          </table:table-cell>
          <table:table-cell table:style-name="ce3" table:formula="of:=CONCATENATE(&quot;kemas_recordings.model_&quot;;  SUBSTITUTE([.B24];&quot;.&quot;;&quot;_&quot;)          )" office:value-type="string" office:string-value="kemas_recordings.model_kemas_recording_type" calcext:value-type="string">
            <text:p>kemas_recordings.model_kemas_recording_type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6];&quot;.&quot;;&quot;_&quot;); &quot;_&quot; ;RIGHT([.D66];LEN([.D66])-FIND(&quot;_&quot;;[.D66]))          )" office:value-type="string" office:string-value="access_kemas_recording_series_kemas_recordings_librarian_consultant" calcext:value-type="string">
            <text:p>access_kemas_recording_series_kemas_recordings_librarian_consultant</text:p>
          </table:table-cell>
          <table:table-cell office:value-type="string" calcext:value-type="string">
            <text:p>kemas.recording.series</text:p>
          </table:table-cell>
          <table:table-cell table:style-name="ce3" table:formula="of:=CONCATENATE(&quot;kemas_recordings.model_&quot;;  SUBSTITUTE([.B25];&quot;.&quot;;&quot;_&quot;)          )" office:value-type="string" office:string-value="kemas_recordings.model_kemas_recording_series" calcext:value-type="string">
            <text:p>kemas_recordings.model_kemas_recording_series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7];&quot;.&quot;;&quot;_&quot;); &quot;_&quot; ;RIGHT([.D67];LEN([.D67])-FIND(&quot;_&quot;;[.D67]))          )" office:value-type="string" office:string-value="access_kemas_repository_category_kemas_recordings_librarian_consultant" calcext:value-type="string">
            <text:p>access_kemas_repository_category_kemas_recordings_librarian_consultant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67];FIND(&quot;.&quot;;[.B67])); &quot;model_&quot;;  SUBSTITUTE([.B67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8];&quot;.&quot;;&quot;_&quot;); &quot;_&quot; ;RIGHT([.D68];LEN([.D68])-FIND(&quot;_&quot;;[.D68]))          )" office:value-type="string" office:string-value="access_kemas_repository_kemas_recordings_librarian_consultant" calcext:value-type="string">
            <text:p>access_kemas_repository_kemas_recordings_librarian_consultant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68];FIND(&quot;.&quot;;[.B68])); &quot;model_&quot;;  SUBSTITUTE([.B68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9];&quot;.&quot;;&quot;_&quot;); &quot;_&quot; ;RIGHT([.D69];LEN([.D69])-FIND(&quot;_&quot;;[.D69]))          )" office:value-type="string" office:string-value="access_kemas_service_kemas_recordings_librarian_consultant" calcext:value-type="string">
            <text:p>access_kemas_service_kemas_recordings_librarian_consultant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69];FIND(&quot;.&quot;;[.B69])); &quot;model_&quot;;  SUBSTITUTE([.B69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0];&quot;.&quot;;&quot;_&quot;); &quot;_&quot; ;RIGHT([.D70];LEN([.D70])-FIND(&quot;_&quot;;[.D70]))          )" office:value-type="string" office:string-value="access_kemas_event_replacement_kemas_recordings_librarian_consultant" calcext:value-type="string">
            <text:p>access_kemas_event_replacement_kemas_recordings_librarian_consultant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70];FIND(&quot;.&quot;;[.B70])); &quot;model_&quot;;  SUBSTITUTE([.B70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1];&quot;.&quot;;&quot;_&quot;); &quot;_&quot; ;RIGHT([.D71];LEN([.D71])-FIND(&quot;_&quot;;[.D71]))          )" office:value-type="string" office:string-value="access_kemas_event_collaborator_line_kemas_recordings_librarian_consultant" calcext:value-type="string">
            <text:p>access_kemas_event_collaborator_line_kemas_recordings_librarian_consultant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71];FIND(&quot;.&quot;;[.B71])); &quot;model_&quot;;  SUBSTITUTE([.B71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2];&quot;.&quot;;&quot;_&quot;); &quot;_&quot; ;RIGHT([.D72];LEN([.D72])-FIND(&quot;_&quot;;[.D72]))          )" office:value-type="string" office:string-value="access_kemas_event_kemas_recordings_librarian_consultant" calcext:value-type="string">
            <text:p>access_kemas_event_kemas_recordings_librarian_consultant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72];FIND(&quot;.&quot;;[.B72])); &quot;model_&quot;;  SUBSTITUTE([.B72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3];&quot;.&quot;;&quot;_&quot;); &quot;_&quot; ;RIGHT([.D73];LEN([.D73])-FIND(&quot;_&quot;;[.D73]))          )" office:value-type="string" office:string-value="access_kemas_event_stage_kemas_recordings_librarian_consultant" calcext:value-type="string">
            <text:p>access_kemas_event_stage_kemas_recordings_librarian_consultant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73];FIND(&quot;.&quot;;[.B73])); &quot;model_&quot;;  SUBSTITUTE([.B73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4];&quot;.&quot;;&quot;_&quot;); &quot;_&quot; ;RIGHT([.D74];LEN([.D74])-FIND(&quot;_&quot;;[.D74]))          )" office:value-type="string" office:string-value="access_kemas_massive_email_kemas_recordings_librarian_consultant" calcext:value-type="string">
            <text:p>access_kemas_massive_email_kemas_recordings_librarian_consultant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74];FIND(&quot;.&quot;;[.B74])); &quot;model_&quot;;  SUBSTITUTE([.B74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5];&quot;.&quot;;&quot;_&quot;); &quot;_&quot; ;RIGHT([.D75];LEN([.D75])-FIND(&quot;_&quot;;[.D75]))          )" office:value-type="string" office:string-value="access_kemas_massive_email_line_kemas_recordings_librarian_consultant" calcext:value-type="string">
            <text:p>access_kemas_massive_email_line_kemas_recordings_librarian_consultant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75];FIND(&quot;.&quot;;[.B75])); &quot;model_&quot;;  SUBSTITUTE([.B75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6];&quot;.&quot;;&quot;_&quot;); &quot;_&quot; ;RIGHT([.D76];LEN([.D76])-FIND(&quot;_&quot;;[.D76]))          )" office:value-type="string" office:string-value="access_kemas_collaborator_progress_level_kemas_recordings_librarian_consultant" calcext:value-type="string">
            <text:p>access_kemas_collaborator_progress_level_kemas_recordings_librarian_consultant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76];FIND(&quot;.&quot;;[.B76])); &quot;model_&quot;;  SUBSTITUTE([.B76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7];&quot;.&quot;;&quot;_&quot;); &quot;_&quot; ;RIGHT([.D77];LEN([.D77])-FIND(&quot;_&quot;;[.D77]))          )" office:value-type="string" office:string-value="access_kemas_attendance_kemas_recordings_librarian_consultant" calcext:value-type="string">
            <text:p>access_kemas_attendance_kemas_recordings_librarian_consultant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77];FIND(&quot;.&quot;;[.B77])); &quot;model_&quot;;  SUBSTITUTE([.B77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8];&quot;.&quot;;&quot;_&quot;); &quot;_&quot; ;RIGHT([.D78];LEN([.D78])-FIND(&quot;_&quot;;[.D78]))          )" office:value-type="string" office:string-value="access_kemas_web_site_kemas_recordings_librarian_consultant" calcext:value-type="string">
            <text:p>access_kemas_web_site_kemas_recordings_librarian_consultant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78];FIND(&quot;.&quot;;[.B78])); &quot;model_&quot;;  SUBSTITUTE([.B78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9];&quot;.&quot;;&quot;_&quot;); &quot;_&quot; ;RIGHT([.D79];LEN([.D79])-FIND(&quot;_&quot;;[.D79]))          )" office:value-type="string" office:string-value="access_kemas_collaborator_web_site_kemas_recordings_librarian_consultant" calcext:value-type="string">
            <text:p>access_kemas_collaborator_web_site_kemas_recordings_librarian_consultant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79];FIND(&quot;.&quot;;[.B79])); &quot;model_&quot;;  SUBSTITUTE([.B79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0];&quot;.&quot;;&quot;_&quot;); &quot;_&quot; ;RIGHT([.D80];LEN([.D80])-FIND(&quot;_&quot;;[.D80]))          )" office:value-type="string" office:string-value="access_kemas_collaborator_logbook_kemas_recordings_librarian_consultant" calcext:value-type="string">
            <text:p>access_kemas_collaborator_logbook_kemas_recordings_librarian_consultant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80];FIND(&quot;.&quot;;[.B80])); &quot;model_&quot;;  SUBSTITUTE([.B80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1];&quot;.&quot;;&quot;_&quot;); &quot;_&quot; ;RIGHT([.D81];LEN([.D81])-FIND(&quot;_&quot;;[.D81]))          )" office:value-type="string" office:string-value="access_kemas_suspension_kemas_recordings_librarian_consultant" calcext:value-type="string">
            <text:p>access_kemas_suspension_kemas_recordings_librarian_consultant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81];FIND(&quot;.&quot;;[.B81])); &quot;model_&quot;;  SUBSTITUTE([.B81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2];&quot;.&quot;;&quot;_&quot;); &quot;_&quot; ;RIGHT([.D82];LEN([.D82])-FIND(&quot;_&quot;;[.D82]))          )" office:value-type="string" office:string-value="access_kemas_team_kemas_recordings_librarian_consultant" calcext:value-type="string">
            <text:p>access_kemas_team_kemas_recordings_librarian_consultant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82];FIND(&quot;.&quot;;[.B82])); &quot;model_&quot;;  SUBSTITUTE([.B82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83];&quot;.&quot;;&quot;_&quot;); &quot;_&quot; ;RIGHT([.D83];LEN([.D83])-FIND(&quot;_&quot;;[.D83]))          )" office:value-type="string" office:string-value="access_kemas_collaborator_logbook_login_kemas_recordings_librarian_consultant" calcext:value-type="string">
            <text:p>access_kemas_collaborator_logbook_login_kemas_recordings_librarian_consultant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83];FIND(&quot;.&quot;;[.B83])); &quot;model_&quot;;  SUBSTITUTE([.B83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0:Hoja2.H41 Hoja2.K18:Hoja2.K19 Hoja2.E7:Hoja2.H21 Hoja2.E24:Hoja2.H38 Hoja2.E3:Hoja2.H5">
            <calcext:condition calcext:apply-style-name="Untitled3" calcext:value="=0" calcext:base-cell-address="Hoja2.E3"/>
            <calcext:condition calcext:apply-style-name="Untitled2" calcext:value="=1" calcext:base-cell-address="Hoja2.E3"/>
          </calcext:conditional-format>
          <calcext:conditional-format calcext:target-range-address="Hoja2.E39:Hoja2.H39">
            <calcext:condition calcext:apply-style-name="Untitled3" calcext:value="=0" calcext:base-cell-address="Hoja2.E39"/>
            <calcext:condition calcext:apply-style-name="Untitled2" calcext:value="=1" calcext:base-cell-address="Hoja2.E39"/>
          </calcext:conditional-format>
          <calcext:conditional-format calcext:target-range-address="Hoja2.E6:Hoja2.H6">
            <calcext:condition calcext:apply-style-name="Untitled3" calcext:value="=0" calcext:base-cell-address="Hoja2.E6"/>
            <calcext:condition calcext:apply-style-name="Untitled2" calcext:value="=1" calcext:base-cell-address="Hoja2.E6"/>
          </calcext:conditional-format>
          <calcext:conditional-format calcext:target-range-address="Hoja2.E42:Hoja2.H42">
            <calcext:condition calcext:apply-style-name="Untitled3" calcext:value="=0" calcext:base-cell-address="Hoja2.E42"/>
            <calcext:condition calcext:apply-style-name="Untitled2" calcext:value="=1" calcext:base-cell-address="Hoja2.E42"/>
          </calcext:conditional-format>
          <calcext:conditional-format calcext:target-range-address="Hoja2.E23:Hoja2.H23">
            <calcext:condition calcext:apply-style-name="Untitled3" calcext:value="=0" calcext:base-cell-address="Hoja2.E23"/>
            <calcext:condition calcext:apply-style-name="Untitled2" calcext:value="=1" calcext:base-cell-address="Hoja2.E23"/>
          </calcext:conditional-format>
          <calcext:conditional-format calcext:target-range-address="Hoja2.E22:Hoja2.H22">
            <calcext:condition calcext:apply-style-name="Untitled3" calcext:value="=0" calcext:base-cell-address="Hoja2.E22"/>
            <calcext:condition calcext:apply-style-name="Untitled2" calcext:value="=1" calcext:base-cell-address="Hoja2.E22"/>
          </calcext:conditional-format>
          <calcext:conditional-format calcext:target-range-address="Hoja2.E81:Hoja2.H82 Hoja2.K59:Hoja2.K60 Hoja2.E48:Hoja2.H62 Hoja2.E65:Hoja2.H79 Hoja2.E44:Hoja2.H46">
            <calcext:condition calcext:apply-style-name="Untitled3" calcext:value="=0" calcext:base-cell-address="Hoja2.E44"/>
            <calcext:condition calcext:apply-style-name="Untitled2" calcext:value="=1" calcext:base-cell-address="Hoja2.E44"/>
          </calcext:conditional-format>
          <calcext:conditional-format calcext:target-range-address="Hoja2.E80:Hoja2.H80">
            <calcext:condition calcext:apply-style-name="Untitled3" calcext:value="=0" calcext:base-cell-address="Hoja2.E80"/>
            <calcext:condition calcext:apply-style-name="Untitled2" calcext:value="=1" calcext:base-cell-address="Hoja2.E80"/>
          </calcext:conditional-format>
          <calcext:conditional-format calcext:target-range-address="Hoja2.E47:Hoja2.H47">
            <calcext:condition calcext:apply-style-name="Untitled3" calcext:value="=0" calcext:base-cell-address="Hoja2.E47"/>
            <calcext:condition calcext:apply-style-name="Untitled2" calcext:value="=1" calcext:base-cell-address="Hoja2.E47"/>
          </calcext:conditional-format>
          <calcext:conditional-format calcext:target-range-address="Hoja2.E83:Hoja2.H83">
            <calcext:condition calcext:apply-style-name="Untitled3" calcext:value="=0" calcext:base-cell-address="Hoja2.E83"/>
            <calcext:condition calcext:apply-style-name="Untitled2" calcext:value="=1" calcext:base-cell-address="Hoja2.E83"/>
          </calcext:conditional-format>
          <calcext:conditional-format calcext:target-range-address="Hoja2.E64:Hoja2.H64">
            <calcext:condition calcext:apply-style-name="Untitled3" calcext:value="=0" calcext:base-cell-address="Hoja2.E64"/>
            <calcext:condition calcext:apply-style-name="Untitled2" calcext:value="=1" calcext:base-cell-address="Hoja2.E64"/>
          </calcext:conditional-format>
          <calcext:conditional-format calcext:target-range-address="Hoja2.E63:Hoja2.H63">
            <calcext:condition calcext:apply-style-name="Untitled3" calcext:value="=0" calcext:base-cell-address="Hoja2.E63"/>
            <calcext:condition calcext:apply-style-name="Untitled2" calcext:value="=1" calcext:base-cell-address="Hoja2.E63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0:34:05.1988935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04T10:38:34.902202644</dc:date>
    <meta:editing-duration>PT18H58M12S</meta:editing-duration>
    <meta:editing-cycles>212</meta:editing-cycles>
    <meta:document-statistic meta:table-count="2" meta:cell-count="3520" meta:object-count="0"/>
  </office:meta>
</office:document-meta>
</file>